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8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0.7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7"/>
    <style:style style:name="ce2" style:family="table-cell" style:parent-style-name="Default" style:data-style-name="N119">
      <style:table-cell-properties fo:background-color="#00ff00"/>
    </style:style>
    <style:style style:name="ce3" style:family="table-cell" style:parent-style-name="Default" style:data-style-name="N60">
      <style:table-cell-properties fo:background-color="#00ff00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60">
      <style:table-cell-properties fo:background-color="#00ff00" fo:border="0.06pt solid #000000"/>
    </style:style>
    <style:style style:name="ce9" style:family="table-cell" style:parent-style-name="Default" style:data-style-name="N60">
      <style:table-cell-properties fo:border="0.06pt solid #000000"/>
    </style:style>
    <style:style style:name="ce10" style:family="table-cell" style:parent-style-name="Default" style:data-style-name="N120">
      <style:table-cell-properties fo:background-color="#00ff00"/>
    </style:style>
    <style:style style:name="ce11" style:family="table-cell" style:parent-style-name="Default" style:data-style-name="N120"/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 style:data-style-name="N121">
      <style:table-cell-properties fo:background-color="transparent" fo:border="none"/>
    </style:style>
    <style:style style:name="ce14" style:family="table-cell" style:parent-style-name="Default" style:data-style-name="N119">
      <style:table-cell-properties fo:border="0.06pt solid #000000"/>
    </style:style>
    <style:style style:name="ce15" style:family="table-cell" style:parent-style-name="Default" style:data-style-name="N119">
      <style:table-cell-properties fo:background-color="#ffff00" fo:border="0.06pt solid #000000"/>
    </style:style>
    <style:style style:name="ce16" style:family="table-cell" style:parent-style-name="Default">
      <style:table-cell-properties fo:background-color="#00ff00" fo:border="none"/>
    </style:style>
    <style:style style:name="ce17" style:family="table-cell" style:parent-style-name="Default" style:data-style-name="N120">
      <style:table-cell-properties fo:background-color="transparent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7"/>
          <table:table-cell table:style-name="ce6" office:value-type="string">
            <text:p>links</text:p>
          </table:table-cell>
          <table:table-cell table:style-name="ce6" office:value-type="string">
            <text:p>rechts</text:p>
          </table:table-cell>
          <table:table-cell/>
          <table:table-cell office:value-type="string">
            <text:p>Brechungswinkel</text:p>
          </table:table-cell>
          <table:table-cell/>
          <table:table-cell office:value-type="string">
            <text:p>e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flektion</text:p>
          </table:table-cell>
          <table:table-cell/>
          <table:table-cell table:style-name="ce6" office:value-type="string">
            <text:p>dunkelrot</text:p>
          </table:table-cell>
          <table:table-cell table:style-name="ce6" office:value-type="float" office:value="706.5">
            <text:p>706.5</text:p>
          </table:table-cell>
          <table:table-cell table:style-name="ce6"/>
          <table:table-cell table:style-name="ce6" office:value-type="float" office:value="15.5">
            <text:p>15.5</text:p>
          </table:table-cell>
          <table:table-cell table:style-name="ce6" office:value-type="float" office:value="255.35">
            <text:p>255.35</text:p>
          </table:table-cell>
          <table:table-cell table:style-name="ce6"/>
          <table:table-cell table:style-name="ce6" table:formula="of:=ABS(180-([.I4]-[.H4]))" office:value-type="float" office:value="59.85">
            <text:p>59.85</text:p>
          </table:table-cell>
          <table:table-cell table:style-name="ce17"/>
          <table:table-cell table:style-name="ce17" table:formula="of:=SIN(RADIANS(ABS([.K4])+60)/2)/SIN(RADIANS(30))" office:value-type="float" office:value="1.73074032709278">
            <text:p>1.7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.6">
            <text:p>140.6</text:p>
          </table:table-cell>
          <table:table-cell/>
          <table:table-cell table:style-name="ce6" office:value-type="string">
            <text:p>rot</text:p>
          </table:table-cell>
          <table:table-cell table:style-name="ce6" office:value-type="float" office:value="667.8">
            <text:p>667.8</text:p>
          </table:table-cell>
          <table:table-cell table:style-name="ce6"/>
          <table:table-cell table:style-name="ce6" office:value-type="float" office:value="15.3">
            <text:p>15.3</text:p>
          </table:table-cell>
          <table:table-cell table:style-name="ce14" office:value-type="float" office:value="255.4">
            <text:p>255.4</text:p>
          </table:table-cell>
          <table:table-cell table:style-name="ce6"/>
          <table:table-cell table:style-name="ce6" table:formula="of:=ABS(180-([.I5]-[.H5]))" office:value-type="float" office:value="60.1">
            <text:p>60.1</text:p>
          </table:table-cell>
          <table:table-cell table:style-name="ce17"/>
          <table:table-cell table:style-name="ce17" table:formula="of:=SIN(RADIANS(ABS([.K5])+60)/2)/SIN(RADIANS(30))" office:value-type="float" office:value="1.73292281256809">
            <text:p>1.7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.6">
            <text:p>260.6</text:p>
          </table:table-cell>
          <table:table-cell/>
          <table:table-cell table:style-name="ce6" office:value-type="string">
            <text:p>gelb</text:p>
          </table:table-cell>
          <table:table-cell table:style-name="ce6" office:value-type="float" office:value="587.8">
            <text:p>587.8</text:p>
          </table:table-cell>
          <table:table-cell table:style-name="ce6"/>
          <table:table-cell table:style-name="ce6" office:value-type="float" office:value="15.2">
            <text:p>15.2</text:p>
          </table:table-cell>
          <table:table-cell table:style-name="ce14" office:value-type="float" office:value="255.6">
            <text:p>255.6</text:p>
          </table:table-cell>
          <table:table-cell table:style-name="ce6"/>
          <table:table-cell table:style-name="ce6" table:formula="of:=ABS(180-([.I6]-[.H6]))" office:value-type="float" office:value="60.4">
            <text:p>60.4</text:p>
          </table:table-cell>
          <table:table-cell table:style-name="ce17"/>
          <table:table-cell table:style-name="ce17" table:formula="of:=SIN(RADIANS(ABS([.K6])+60)/2)/SIN(RADIANS(30))" office:value-type="float" office:value="1.73553090673786">
            <text:p>1.735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grün</text:p>
          </table:table-cell>
          <table:table-cell table:style-name="ce6" office:value-type="float" office:value="504.8">
            <text:p>504.8</text:p>
          </table:table-cell>
          <table:table-cell table:style-name="ce6"/>
          <table:table-cell table:style-name="ce6" office:value-type="float" office:value="14.9">
            <text:p>14.9</text:p>
          </table:table-cell>
          <table:table-cell table:style-name="ce14" office:value-type="float" office:value="255.7">
            <text:p>255.7</text:p>
          </table:table-cell>
          <table:table-cell table:style-name="ce6"/>
          <table:table-cell table:style-name="ce6" table:formula="of:=ABS(180-([.I7]-[.H7]))" office:value-type="float" office:value="60.8">
            <text:p>60.8</text:p>
          </table:table-cell>
          <table:table-cell table:style-name="ce17"/>
          <table:table-cell table:style-name="ce17" table:formula="of:=SIN(RADIANS(ABS([.K7])+60)/2)/SIN(RADIANS(30))" office:value-type="float" office:value="1.73898985901044">
            <text:p>1.73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i:</text:p>
          </table:table-cell>
          <table:table-cell table:style-name="ce2" table:formula="of:=([.C6]-[.C5])/2" office:value-type="float" office:value="60">
            <text:p>60.0</text:p>
          </table:table-cell>
          <table:table-cell/>
          <table:table-cell table:style-name="ce6" office:value-type="string">
            <text:p>grün</text:p>
          </table:table-cell>
          <table:table-cell table:style-name="ce6" office:value-type="float" office:value="501.6">
            <text:p>501.6</text:p>
          </table:table-cell>
          <table:table-cell table:style-name="ce6"/>
          <table:table-cell table:style-name="ce6" office:value-type="float" office:value="14.8">
            <text:p>14.8</text:p>
          </table:table-cell>
          <table:table-cell table:style-name="ce14" office:value-type="float" office:value="255.8">
            <text:p>255.8</text:p>
          </table:table-cell>
          <table:table-cell table:style-name="ce6"/>
          <table:table-cell table:style-name="ce6" table:formula="of:=ABS(180-([.I8]-[.H8]))" office:value-type="float" office:value="61">
            <text:p>61</text:p>
          </table:table-cell>
          <table:table-cell table:style-name="ce17"/>
          <table:table-cell table:style-name="ce17" table:formula="of:=SIN(RADIANS(ABS([.K8])+60)/2)/SIN(RADIANS(30))" office:value-type="float" office:value="1.7407113918798">
            <text:p>1.740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blaugrün</text:p>
          </table:table-cell>
          <table:table-cell table:style-name="ce6" office:value-type="float" office:value="492.2">
            <text:p>492.2</text:p>
          </table:table-cell>
          <table:table-cell table:style-name="ce6"/>
          <table:table-cell table:style-name="ce6" office:value-type="float" office:value="14.6">
            <text:p>14.6</text:p>
          </table:table-cell>
          <table:table-cell table:style-name="ce15" office:value-type="float" office:value="256">
            <text:p>256.0</text:p>
          </table:table-cell>
          <table:table-cell table:style-name="ce6"/>
          <table:table-cell table:style-name="ce6" table:formula="of:=ABS(180-([.I9]-[.H9]))" office:value-type="float" office:value="61.4">
            <text:p>61.4</text:p>
          </table:table-cell>
          <table:table-cell table:style-name="ce17"/>
          <table:table-cell table:style-name="ce17" table:formula="of:=SIN(RADIANS(ABS([.K9])+60)/2)/SIN(RADIANS(30))" office:value-type="float" office:value="1.74413854486424">
            <text:p>1.744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blau</text:p>
          </table:table-cell>
          <table:table-cell table:style-name="ce6" office:value-type="float" office:value="471.3">
            <text:p>471.3</text:p>
          </table:table-cell>
          <table:table-cell table:style-name="ce6"/>
          <table:table-cell table:style-name="ce6" office:value-type="string">
            <text:p>##########</text:p>
          </table:table-cell>
          <table:table-cell table:style-name="ce14" office:value-type="float" office:value="256.5">
            <text:p>256.5</text:p>
          </table:table-cell>
          <table:table-cell table:style-name="ce6"/>
          <table:table-cell table:style-name="ce6" table:formula="of:=ABS(180-([.I10]-[.H10]))" office:value-type="float" office:value="0">
            <text:p>#VALUE!</text:p>
          </table:table-cell>
          <table:table-cell table:style-name="ce17"/>
          <table:table-cell table:style-name="ce17" table:formula="of:=SIN(RADIANS(ABS([.K10])+60)/2)/SIN(RADIANS(30)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violett</text:p>
          </table:table-cell>
          <table:table-cell table:style-name="ce6" office:value-type="float" office:value="447.1">
            <text:p>447.1</text:p>
          </table:table-cell>
          <table:table-cell table:style-name="ce6"/>
          <table:table-cell table:style-name="ce6" office:value-type="float" office:value="14.5">
            <text:p>14.5</text:p>
          </table:table-cell>
          <table:table-cell table:style-name="ce14" office:value-type="float" office:value="256.6">
            <text:p>256.6</text:p>
          </table:table-cell>
          <table:table-cell table:style-name="ce6"/>
          <table:table-cell table:style-name="ce6" table:formula="of:=ABS(180-([.I11]-[.H11]))" office:value-type="float" office:value="62.1">
            <text:p>62.1</text:p>
          </table:table-cell>
          <table:table-cell table:style-name="ce17"/>
          <table:table-cell table:style-name="ce17" table:formula="of:=SIN(RADIANS(ABS([.K11])+60)/2)/SIN(RADIANS(30))" office:value-type="float" office:value="1.75008490052231">
            <text:p>1.75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violett</text:p>
          </table:table-cell>
          <table:table-cell table:style-name="ce6" office:value-type="float" office:value="438.8">
            <text:p>438.8</text:p>
          </table:table-cell>
          <table:table-cell table:style-name="ce6"/>
          <table:table-cell table:number-columns-repeated="2" table:style-name="ce6" office:value-type="string">
            <text:p>##########</text:p>
          </table:table-cell>
          <table:table-cell table:style-name="ce6"/>
          <table:table-cell table:style-name="ce6" table:formula="of:=ABS(180-([.I12]-[.H12]))" office:value-type="float" office:value="0">
            <text:p>#VALUE!</text:p>
          </table:table-cell>
          <table:table-cell table:style-name="ce17"/>
          <table:table-cell table:style-name="ce17" table:formula="of:=SIN(RADIANS(ABS([.K12])+60)/2)/SIN(RADIANS(30)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7" table:number-columns-repeated="2"/>
          <table:table-cell table:number-columns-repeated="8"/>
          <table:table-cell table:style-name="ce11"/>
        </table:table-row>
        <table:table-row table:style-name="ro2">
          <table:table-cell table:number-columns-repeated="7"/>
          <table:table-cell table:style-name="ce12" office:value-type="string">
            <text:p>kleinste Quadrate (1/x^2)</text:p>
          </table:table-cell>
          <table:table-cell table:style-name="ce12"/>
          <table:table-cell table:style-name="ce12" office:value-type="string">
            <text:p>kleinste Quadrate x^2</text:p>
          </table:table-cell>
          <table:table-cell table:style-name="ce12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Ergebnisse aus dem Plot</text:p>
          </table:table-cell>
          <table:table-cell/>
          <table:table-cell office:value-type="string">
            <text:p>Wellenlänge (m)</text:p>
          </table:table-cell>
          <table:table-cell table:number-columns-repeated="2"/>
          <table:table-cell table:style-name="ce12" office:value-type="string">
            <text:p>zwischenergebnis</text:p>
          </table:table-cell>
          <table:table-cell table:style-name="ce12" office:value-type="string">
            <text:p>Endergebnis</text:p>
          </table:table-cell>
          <table:table-cell table:style-name="ce12" office:value-type="string">
            <text:p>zwischenergebnis</text:p>
          </table:table-cell>
          <table:table-cell table:style-name="ce12" office:value-type="string">
            <text:p>Endergebni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1/x^2</text:p>
          </table:table-cell>
          <table:table-cell table:style-name="ce3" office:value-type="float" office:value="0.0000000000000206463">
            <text:p>2.06E-014</text:p>
          </table:table-cell>
          <table:table-cell table:style-name="ce5" office:value-type="float" office:value="2.95287">
            <text:p>2.95287</text:p>
          </table:table-cell>
          <table:table-cell table:style-name="ce8" office:value-type="float" office:value="0.0000007065">
            <text:p>7.07E-007</text:p>
          </table:table-cell>
          <table:table-cell table:style-name="ce10" office:value-type="float" office:value="1.73074032709278">
            <text:p>1.7307</text:p>
          </table:table-cell>
          <table:table-cell/>
          <table:table-cell table:style-name="ce13" table:formula="of:=([.F18]^2-2.95287-0.0000000000000206/([.E18]^2))^2" office:value-type="float" office:value="0.00000174578022459733">
            <text:p>0.000002</text:p>
          </table:table-cell>
          <table:table-cell table:style-name="ce16" table:formula="of:=1/5*SUM([.H18:.H24])" office:value-type="float" office:value="0.0000392487368255227">
            <text:p>3.92487368255227E-005</text:p>
          </table:table-cell>
          <table:table-cell table:style-name="ce13" table:formula="of:=([.F18]^2-3.0878+187000000000*[.E18]^2)^2" office:value-type="float" office:value="0.00000100336397477833">
            <text:p>0.000001</text:p>
          </table:table-cell>
          <table:table-cell table:style-name="ce16" table:formula="of:=1/5*SUM([.J18:.J24])" office:value-type="float" office:value="0.000130402235803646">
            <text:p>0.0001304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^2</text:p>
          </table:table-cell>
          <table:table-cell table:style-name="ce4" office:value-type="float" office:value="186839000000">
            <text:p>1.87E+011</text:p>
          </table:table-cell>
          <table:table-cell office:value-type="float" office:value="3.08">
            <text:p>3.08</text:p>
          </table:table-cell>
          <table:table-cell table:style-name="ce8" office:value-type="float" office:value="0.0000006678">
            <text:p>6.68E-007</text:p>
          </table:table-cell>
          <table:table-cell table:style-name="ce10" office:value-type="float" office:value="1.73292281256809">
            <text:p>1.7329</text:p>
          </table:table-cell>
          <table:table-cell/>
          <table:table-cell table:style-name="ce13" table:formula="of:=([.F19]^2-2.95287-0.0000000000000206/([.E19]^2))^2" office:value-type="float" office:value="0.0000156710157034103">
            <text:p>0.000016</text:p>
          </table:table-cell>
          <table:table-cell table:style-name="ce12"/>
          <table:table-cell table:style-name="ce13" table:formula="of:=([.F19]^2-3.0878+187000000000*[.E19]^2)^2" office:value-type="float" office:value="0.00000191710774777892">
            <text:p>0.000002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5878">
            <text:p>5.88E-007</text:p>
          </table:table-cell>
          <table:table-cell table:style-name="ce10" office:value-type="float" office:value="1.73553090673786">
            <text:p>1.7355</text:p>
          </table:table-cell>
          <table:table-cell/>
          <table:table-cell table:style-name="ce13" table:formula="of:=([.F20]^2-2.95287-0.0000000000000206/([.E20]^2))^2" office:value-type="float" office:value="0.000000180353082613333">
            <text:p>0.000000</text:p>
          </table:table-cell>
          <table:table-cell table:style-name="ce12"/>
          <table:table-cell table:style-name="ce13" table:formula="of:=([.F20]^2-3.0878+187000000000*[.E20]^2)^2" office:value-type="float" office:value="0.000123705972767453">
            <text:p>0.000124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5048">
            <text:p>5.05E-007</text:p>
          </table:table-cell>
          <table:table-cell table:style-name="ce10" office:value-type="float" office:value="1.73898985901044">
            <text:p>1.7390</text:p>
          </table:table-cell>
          <table:table-cell/>
          <table:table-cell table:style-name="ce13" table:formula="of:=([.F21]^2-2.95287-0.0000000000000206/([.E21]^2))^2" office:value-type="float" office:value="0.0000926345432799689">
            <text:p>0.000093</text:p>
          </table:table-cell>
          <table:table-cell table:style-name="ce12"/>
          <table:table-cell table:style-name="ce13" table:formula="of:=([.F21]^2-3.0878+187000000000*[.E21]^2)^2" office:value-type="float" office:value="0.000257999465914662">
            <text:p>0.000258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5016">
            <text:p>5.02E-007</text:p>
          </table:table-cell>
          <table:table-cell table:style-name="ce10" office:value-type="float" office:value="1.7407113918798">
            <text:p>1.7407</text:p>
          </table:table-cell>
          <table:table-cell/>
          <table:table-cell table:style-name="ce13" table:formula="of:=([.F22]^2-2.95287-0.0000000000000206/([.E22]^2))^2" office:value-type="float" office:value="0.000021799661389147">
            <text:p>0.000022</text:p>
          </table:table-cell>
          <table:table-cell table:style-name="ce12"/>
          <table:table-cell table:style-name="ce13" table:formula="of:=([.F22]^2-3.0878+187000000000*[.E22]^2)^2" office:value-type="float" office:value="0.000113937936355116">
            <text:p>0.000114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4922">
            <text:p>4.92E-007</text:p>
          </table:table-cell>
          <table:table-cell table:style-name="ce10" office:value-type="float" office:value="1.74413854486424">
            <text:p>1.7441</text:p>
          </table:table-cell>
          <table:table-cell/>
          <table:table-cell table:style-name="ce13" table:formula="of:=([.F23]^2-2.95287-0.0000000000000206/([.E23]^2))^2" office:value-type="float" office:value="0.0000169492684500019">
            <text:p>0.000017</text:p>
          </table:table-cell>
          <table:table-cell table:style-name="ce12"/>
          <table:table-cell table:style-name="ce13" table:formula="of:=([.F23]^2-3.0878+187000000000*[.E23]^2)^2" office:value-type="float" office:value="0.000000228445034003811">
            <text:p>0.000000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4471">
            <text:p>4.47E-007</text:p>
          </table:table-cell>
          <table:table-cell table:style-name="ce10" office:value-type="float" office:value="1.75008490052231">
            <text:p>1.7501</text:p>
          </table:table-cell>
          <table:table-cell/>
          <table:table-cell table:style-name="ce13" table:formula="of:=([.F24]^2-2.95287-0.0000000000000206/([.E24]^2))^2" office:value-type="float" office:value="0.0000472630619978749">
            <text:p>0.000047</text:p>
          </table:table-cell>
          <table:table-cell table:style-name="ce12"/>
          <table:table-cell table:style-name="ce13" table:formula="of:=([.F24]^2-3.0878+187000000000*[.E24]^2)^2" office:value-type="float" office:value="0.000153218887224437">
            <text:p>0.000153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7"/>
          <table:table-cell table:style-name="ce12" table:number-columns-repeated="6"/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style-name="ce11"/>
          <table:table-cell/>
          <table:table-cell table:style-name="ce12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bbsche Zahl:</text:p>
          </table:table-cell>
          <table:table-cell table:formula="of:=([.F29]-1)/([.G29]-[.E29])" office:value-type="float" office:value="64.9816425768718">
            <text:p>64.9816425769</text:p>
          </table:table-cell>
          <table:table-cell table:number-columns-repeated="3"/>
          <table:table-cell table:style-name="ce12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6" office:value-type="string">
            <text:p>Wellenlänge</text:p>
          </table:table-cell>
          <table:table-cell table:style-name="ce9" office:value-type="float" office:value="0.000000656">
            <text:p>6.56E-007</text:p>
          </table:table-cell>
          <table:table-cell table:style-name="ce9" office:value-type="float" office:value="0.000000589">
            <text:p>5.89E-007</text:p>
          </table:table-cell>
          <table:table-cell table:style-name="ce9" office:value-type="float" office:value="0.000000486">
            <text:p>4.86E-007</text:p>
          </table:table-cell>
          <table:table-cell/>
          <table:table-cell office:value-type="string">
            <text:p>Absorbtionskant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>
            <text:p>n</text:p>
          </table:table-cell>
          <table:table-cell table:style-name="ce6" table:formula="of:=SQRT(2.95287+0.0000000000000206/[.E28]^2)" office:value-type="float" office:value="1.73226429036782">
            <text:p>1.7322642904</text:p>
          </table:table-cell>
          <table:table-cell table:style-name="ce6" table:formula="of:=SQRT(2.95287+0.0000000000000206/[.F28]^2)" office:value-type="float" office:value="1.73558333505339">
            <text:p>1.7355833351</text:p>
          </table:table-cell>
          <table:table-cell table:style-name="ce6" table:formula="of:=SQRT(2.95287+0.0000000000000206/[.G28]^2)" office:value-type="float" office:value="1.74358415403829">
            <text:p>1.743584154</text:p>
          </table:table-cell>
          <table:table-cell/>
          <table:table-cell table:formula="of:=SQRT([.C18]/([.D18]-1))" office:value-type="float" office:value="0.000000102821621839229">
            <text:p>1.02821621839229E-00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Auflösungsvermögen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9" office:value-type="float" office:value="0.000000656">
            <text:p>6.56E-007</text:p>
          </table:table-cell>
          <table:table-cell table:formula="of:=-0.0000000000000206/([.E32]^2*SQRT(2.95287+(2.06*10^-14/[.E32]^2)))" office:value-type="float" office:value="-0.0276341040738982">
            <text:p>-0.0276341041</text:p>
          </table:table-cell>
          <table:table-cell table:formula="of:=[.F32]*0.03" office:value-type="float" office:value="-0.000829023122216946">
            <text:p>-0.000829023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9" office:value-type="float" office:value="0.000000589">
            <text:p>5.89E-007</text:p>
          </table:table-cell>
          <table:table-cell table:formula="of:=-0.0000000000000206/([.E33]^2*SQRT(2.95287+(2.06*10^-14/[.E33]^2)))" office:value-type="float" office:value="-0.0342130001572166">
            <text:p>-0.0342130002</text:p>
          </table:table-cell>
          <table:table-cell table:formula="of:=[.F33]*0.03" office:value-type="float" office:value="-0.0010263900047165">
            <text:p>-0.0010263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9" office:value-type="float" office:value="0.000000486">
            <text:p>4.86E-007</text:p>
          </table:table-cell>
          <table:table-cell table:formula="of:=-0.0000000000000206/([.E34]^2*SQRT(2.95287+(2.06*10^-14/[.E34]^2)))" office:value-type="float" office:value="-0.0500209307428133">
            <text:p>-0.0500209307</text:p>
          </table:table-cell>
          <table:table-cell table:formula="of:=[.F34]*0.03" office:value-type="float" office:value="-0.0015006279222844">
            <text:p>-0.0015006279</text:p>
          </table:table-cell>
          <table:table-cell table:number-columns-repeated="8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I4:Sheet1.I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 style:data-style-name="N2" text:time-value="0000-00-00T14:54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2T20:07:11</meta:creation-date>
    <dc:date>2013-06-11T15:40:40</dc:date>
    <meta:editing-duration>PT2H37M6S</meta:editing-duration>
    <meta:editing-cycles>12</meta:editing-cycles>
    <meta:generator>LibreOffice/4.0.2.2$Linux_X86_64 LibreOffice_project/400m0$Build-2</meta:generator>
    <meta:document-statistic meta:table-count="1" meta:cell-count="129" meta:object-count="0"/>
  </office:meta>
</office:document-meta>
</file>